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13643" officeooo:paragraph-rsid="00013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13643"/>
    </style:style>
    <style:style style:name="T1" style:family="text">
      <style:text-properties officeooo:rsid="00013643"/>
    </style:style>
    <style:style style:name="T2" style:family="text">
      <style:text-properties officeooo:rsid="0001b9dd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Ajout item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5">L’acteur est authentifié,<text:span text:style-name="T1">la liste est créer</text:span>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Ajouter un item </text:p>
          </table:table-cell>
        </table:table-row>
        <table:table-row table:style-name="Tableau1.1">
          <table:table-cell table:style-name="Tableau1.A2" office:value-type="float" office:value="0">
            <text:p text:style-name="P6">2</text:p>
          </table:table-cell>
          <table:table-cell table:style-name="Tableau1.B7" office:value-type="string">
            <text:p text:style-name="P6">Mise a jour de la liste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text:span text:style-name="T2">s</text:span></text:p>
          </table:table-cell>
          <table:table-cell table:style-name="Tableau1.B8" office:value-type="string">
            <text:p text:style-name="P6">La liste est mise a jour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34:44.075907715</meta:creation-date>
    <dc:date>2017-11-07T08:20:16.836635102</dc:date>
    <meta:editing-duration>PT3M5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39" meta:character-count="244" meta:non-whitespace-character-count="218"/>
  </office:meta>
</office:document-meta>
</file>